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4.471cm" style:rel-column-width="10579*"/>
    </style:style>
    <style:style style:name="Table1.B" style:family="table-column">
      <style:table-column-properties style:column-width="23.229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 fo:language="ru" fo:country="RU"/>
    </style:style>
    <style:style style:name="P4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5" style:family="paragraph" style:parent-style-name="Heading_20_1">
      <style:text-properties fo:language="ru" fo:country="RU"/>
    </style:style>
    <style:style style:name="P6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language="ru" fo:country="RU" fo:font-style="normal" style:font-style-asian="normal" style:font-style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language="ru" fo:country="RU" fo:font-style="normal" style:font-style-asian="normal" style:font-style-complex="normal"/>
    </style:style>
    <style:style style:name="T1" style:family="text">
      <style:text-properties fo:language="en" fo:country="US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2cm" svg:height="0.9cm" draw:z-index="0"><draw:image xlink:href="../../odt/images/3103.png" xlink:type="simple" xlink:show="embed" xlink:actuate="onLoad"/></draw:frame></text:p>
          </table:table-cell>
          <table:table-cell table:style-name="Table1.B1" office:value-type="string">
            <text:h text:style-name="P5" text:outline-level="1">Ветвление электрической цепи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>| СЛАУ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379cm" svg:height="2.011cm" draw:z-index="0"><draw:image xlink:href="../../odt/images/3103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3"><text:span text:style-name="T1">Блок </text:span><text:span text:style-name="T2">п</text:span><text:span text:style-name="T1">роизводит разделение выхода граничного или внутреннего узла электрической цепи для подключения более двух рёбер к одному узлу.</text:span></text:p>
            <text:p text:style-name="P6">Блок имеет один вход и два выхода, при этом он выполняет суммирование токов источников.</text:p>
            <text:p text:style-name="P3"><text:span text:style-name="T1">Внутренняя структура данного блока приведена на рисунке </text:span><text:span text:style-name="T2">1:</text:span></text:p>
            <text:p text:style-name="P7"><draw:frame draw:style-name="fr2" draw:name="Графический объект3" text:anchor-type="as-char" svg:width="18.23cm" svg:height="8.837cm" draw:z-index="0"><draw:image xlink:href="../../odt/images/3103_ris_1.png" xlink:type="simple" xlink:show="embed" xlink:actuate="onLoad"/></draw:frame></text:p>
            <text:p text:style-name="P7">Рисунок 1</text:p>
            <text:p text:style-name="P8">При помощи блоков «Мультиплексор» данный блок производит объединение в единый вектор значений коэффициентов проводимости и номеров соседних узлов, а также суммирует токи источников.</text:p>
            <text:p text:style-name="P4"><text:span text:style-name="T3">Свойства</text:span><text:span text:style-name="T2">: для работы блока свойства задавать не требуется.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етвление электрической цепи</dc:title>
    <dc:date>2012-02-13T07:44:23.90</dc:date>
    <meta:generator>OpenOffice_Beta/4.1.0$Win32 OpenOffice.org_project/410m14$Build-9760</meta:generator>
    <meta:editing-duration>PT3H20M7S</meta:editing-duration>
    <meta:editing-cycles>87</meta:editing-cycles>
    <meta:document-statistic meta:table-count="1" meta:image-count="3" meta:object-count="0" meta:page-count="1" meta:paragraph-count="13" meta:word-count="83" meta:character-count="581"/>
    <meta:user-defined meta:name="Поле 1"/>
    <meta:user-defined meta:name="Поле 2"/>
    <meta:user-defined meta:name="Поле 3"/>
    <meta:user-defined meta:name="Поле 4"/>
  </office:meta>
</office:document-meta>
</file>